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02000001299787D8AE.svm" manifest:media-type=""/>
  <manifest:file-entry manifest:full-path="Pictures/2000001A0000012B0000019855DE9B81.svm" manifest:media-type=""/>
  <manifest:file-entry manifest:full-path="Pictures/20000032000002CE000001C536E4E962.svm" manifest:media-type=""/>
  <manifest:file-entry manifest:full-path="Pictures/2000001A0000015C0000019803FFAE18.svm" manifest:media-type=""/>
  <manifest:file-entry manifest:full-path="Pictures/10000000000000960000011016C8DDFD.png" manifest:media-type=""/>
  <manifest:file-entry manifest:full-path="Pictures/2000003A000002D9000001C5B41E95A3.svm" manifest:media-type=""/>
  <manifest:file-entry manifest:full-path="Pictures/2000002A0000026F000001B3C5A93543.svm" manifest:media-type=""/>
  <manifest:file-entry manifest:full-path="Pictures/200000220000025D000001442CE84E2F.svm" manifest:media-type=""/>
  <manifest:file-entry manifest:full-path="Pictures/2000008A00000977000001C5E6ECAF94.svm" manifest:media-type=""/>
  <manifest:file-entry manifest:full-path="Pictures/2000004A0000049A000001C5D41B54BB.svm" manifest:media-type=""/>
  <manifest:file-entry manifest:full-path="Pictures/2000002A00000248000001B34A6806CC.svm" manifest:media-type=""/>
  <manifest:file-entry manifest:full-path="Pictures/2000004200000433000001C5FB3F841C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Fine_20_Dashed_20__28_var_29_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4§display§\densitydiscrete{\link}{\tind}{\text{Inc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4§display§\densitydiscrete{\link}{\tind}{\text{O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4§display§\ramp_{\link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24§display§\densitydiscrete{\link}{\tind}{\text{Out}}=\densitydiscrete{\link+1}{\tind}{\text{Inc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8§display§\jn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24§display§\split_{\link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24§display§\split_{\link+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8§display§\jn_{\link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24§display§\densitydiscrete{\link+1}{\tind}{\text{O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24§display§\ramp_{\link+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24§display§\densitydiscrete{\link+1}{\tind}{\text{Out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12.176cm" svg:y="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5cm" svg:height="1.016cm" svg:x="5.699cm" svg:y="2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2.159cm" svg:x="3.54cm" svg:y="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07cm" svg:height="0.83cm" draw:transform="rotate (0.657640062151463) translate (10.398cm 5.1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1.635cm 5.0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921cm" svg:height="1.016cm" svg:x="0.619cm" svg:y="2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921cm" svg:height="1.016cm" svg:x="14.335cm" svg:y="2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5.191cm 1.9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408cm" svg:height="0.83cm" draw:transform="rotate (0.657640062151463) translate (13.954cm 2.2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0.459cm" svg:height="0.832cm" svg:x="3.286cm" svg:y="4.613cm">
          <draw:image xlink:href="Pictures/10000000000000960000011016C8DDFD.png" xlink:type="simple" xlink:show="embed" xlink:actuate="onLoad">
            <text:p/>
          </draw:image>
        </draw:frame>
        <draw:frame draw:style-name="gr6" draw:text-style-name="P1" draw:layer="layout" svg:width="0.459cm" svg:height="0.832cm" svg:x="11.956cm" svg:y="4.74cm">
          <draw:image xlink:href="Pictures/10000000000000960000011016C8DDFD.png" xlink:type="simple" xlink:show="embed" xlink:actuate="onLoad">
            <text:p/>
          </draw:image>
        </draw:frame>
        <draw:frame draw:style-name="gr7" draw:text-style-name="P1" draw:layer="layout" svg:width="1.747cm" svg:height="1.085cm" svg:x="0.523cm" svg:y="3.667cm">
          <draw:image xlink:href="Pictures/2000003A000002D9000001C5B41E95A3.svm" xlink:type="simple" xlink:show="embed" xlink:actuate="onLoad">
            <text:p/>
          </draw:image>
        </draw:frame>
        <draw:frame draw:style-name="gr8" draw:text-style-name="P1" draw:layer="layout" svg:width="1.721cm" svg:height="1.085cm" svg:x="0.746cm" svg:y="5.191cm">
          <draw:image xlink:href="Pictures/20000032000002CE000001C536E4E962.svm" xlink:type="simple" xlink:show="embed" xlink:actuate="onLoad">
            <text:p/>
          </draw:image>
        </draw:frame>
        <draw:frame draw:style-name="gr9" draw:text-style-name="P1" draw:layer="layout" svg:width="0.715cm" svg:height="0.977cm" svg:x="3.921cm" svg:y="4.81cm">
          <draw:image xlink:href="Pictures/2000001A0000012B0000019855DE9B81.svm" xlink:type="simple" xlink:show="embed" xlink:actuate="onLoad">
            <text:p/>
          </draw:image>
        </draw:frame>
        <draw:frame draw:style-name="gr10" draw:text-style-name="P1" draw:layer="layout" svg:width="5.813cm" svg:height="1.085cm" svg:x="5.445cm" svg:y="3.598cm">
          <draw:image xlink:href="Pictures/2000008A00000977000001C5E6ECAF94.svm" xlink:type="simple" xlink:show="embed" xlink:actuate="onLoad">
            <text:p/>
          </draw:image>
        </draw:frame>
        <draw:frame draw:style-name="gr11" draw:text-style-name="P1" draw:layer="layout" svg:width="0.463cm" svg:height="0.533cm" svg:x="4.429cm" svg:y="2.875cm">
          <draw:image xlink:href="Pictures/2000001200000102000001299787D8AE.svm" xlink:type="simple" xlink:show="embed" xlink:actuate="onLoad">
            <text:p/>
          </draw:image>
        </draw:frame>
        <draw:frame draw:style-name="gr12" draw:text-style-name="P1" draw:layer="layout" svg:width="0.833cm" svg:height="0.977cm" svg:x="4.993cm" svg:y="0.658cm">
          <draw:image xlink:href="Pictures/2000001A0000015C0000019803FFAE18.svm" xlink:type="simple" xlink:show="embed" xlink:actuate="onLoad">
            <text:p/>
          </draw:image>
        </draw:frame>
        <draw:frame draw:style-name="gr13" draw:text-style-name="P1" draw:layer="layout" svg:width="1.493cm" svg:height="1.042cm" svg:x="13.446cm" svg:y="0.593cm">
          <draw:image xlink:href="Pictures/2000002A0000026F000001B3C5A93543.svm" xlink:type="simple" xlink:show="embed" xlink:actuate="onLoad">
            <text:p/>
          </draw:image>
        </draw:frame>
        <draw:frame draw:style-name="gr14" draw:text-style-name="P1" draw:layer="layout" svg:width="1.087cm" svg:height="0.581cm" svg:x="12.684cm" svg:y="2.929cm">
          <draw:image xlink:href="Pictures/200000220000025D000001442CE84E2F.svm" xlink:type="simple" xlink:show="embed" xlink:actuate="onLoad">
            <text:p/>
          </draw:image>
        </draw:frame>
        <draw:frame draw:style-name="gr15" draw:text-style-name="P1" draw:layer="layout" svg:width="2.578cm" svg:height="1.085cm" svg:x="9.128cm" svg:y="5.122cm">
          <draw:image xlink:href="Pictures/2000004200000433000001C5FB3F841C.svm" xlink:type="simple" xlink:show="embed" xlink:actuate="onLoad">
            <text:p/>
          </draw:image>
        </draw:frame>
        <draw:frame draw:style-name="gr16" draw:text-style-name="P1" draw:layer="layout" svg:width="1.397cm" svg:height="1.042cm" svg:x="12.557cm" svg:y="4.937cm">
          <draw:image xlink:href="Pictures/2000002A00000248000001B34A6806CC.svm" xlink:type="simple" xlink:show="embed" xlink:actuate="onLoad">
            <text:p/>
          </draw:image>
        </draw:frame>
        <draw:frame draw:style-name="gr17" draw:text-style-name="P1" draw:layer="layout" svg:width="2.825cm" svg:height="1.085cm" svg:x="14.364cm" svg:y="3.471cm">
          <draw:image xlink:href="Pictures/2000004A0000049A000001C5D41B54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5T18:15:33</meta:creation-date>
    <dc:date>2013-05-20T06:08:54</dc:date>
    <dc:creator>Jack Reilly</dc:creator>
    <meta:editing-duration>PT1H59M9S</meta:editing-duration>
    <meta:editing-cycles>14</meta:editing-cycles>
    <meta:generator>LibreOffice/3.6$MacOSX_x86 LibreOffice_project/2ef5aff-a6fb0ff-166bdff-cf087ad-0f1389</meta:generator>
    <meta:document-statistic meta:object-count="22"/>
  </office:meta>
</office:document-meta>
</file>